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4fe6" officeooo:paragraph-rsid="001f4fe6"/>
    </style:style>
    <style:style style:name="P2" style:family="paragraph" style:parent-style-name="Standard">
      <style:paragraph-properties fo:text-align="end" style:justify-single-word="false"/>
      <style:text-properties officeooo:rsid="001f4fe6" officeooo:paragraph-rsid="001f4fe6"/>
    </style:style>
    <style:style style:name="P3" style:family="paragraph" style:parent-style-name="Standard">
      <style:paragraph-properties fo:text-align="justify" style:justify-single-word="false"/>
      <style:text-properties officeooo:rsid="001f4fe6" officeooo:paragraph-rsid="001f4fe6"/>
    </style:style>
    <style:style style:name="T1" style:family="text">
      <style:text-properties officeooo:rsid="001fe5ac"/>
    </style:style>
    <style:style style:name="T2" style:family="text">
      <style:text-properties officeooo:rsid="00215a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Halil İbrahim Uğurlu</text:p>
      <text:p text:style-name="P2">1877018</text:p>
      <text:p text:style-name="P1"/>
      <text:p text:style-name="P3"><text:bookmark-start text:name="__DdeLink__0_365954277"/><text:tab/><text:bookmark-start text:name="__DdeLink__53_1944304332"/>Dragonfly is a flying insect. This insect has some specialties among the other flying animals and insects. Mainly, its four airfoils are independent from each other and controlled by separate muscles. It gives the insect very high maneuverability. Also, its airfoils are very tiny <text:span text:style-name="T1">and has a spot close to tip and front of airfoil. This spot is denser than the other parts of air foil. So, although dragonfly can only moves the airfoil up and down, the foil makes a motion on pitch axes. On an aerial robot main convention is that, heading direction is x-axis, left side of robot is y-axis and upside is z-axis. Roll-pitch-yaw are rotation according to x-y-z axises respectively. In this convention, the dragonfly can rotate its airfoil in Roll and also there is an additional Pitch motion comes from its structure.</text:span><text:bookmark-end text:name="__DdeLink__53_1944304332"/></text:p>
      <text:p text:style-name="P3"/>
      <text:p text:style-name="P3">Assumptions on Dragonfly robot:</text:p>
      <text:p text:style-name="P3"/>
      <text:p text:style-name="P3">- <text:span text:style-name="T1">Robot centered coordinates: heading → x, left → y and upside → z.</text:span></text:p>
      <text:p text:style-name="P3">- <text:span text:style-name="T1">There is a body and tail connected to it with a spherical joint.</text:span></text:p>
      <text:p text:style-name="P3">- <text:span text:style-name="T1">There are four wings connected to body with two dof joints. Roll (x) and Pitch (y) rotations allowed according to robot centered coordinates.</text:span></text:p>
      <text:p text:style-name="P3">- <text:span text:style-name="T1">Airfoils are flat.</text:span></text:p>
      <text:p text:style-name="P3">- <text:span text:style-name="T1">Mass of airfoils are very small with respect to body, neglected when the dynamics of body been considered.</text:span></text:p>
      <text:p text:style-name="P3">- <text:span text:style-name="T1">The flicker of airfoils are very rapid, the average force is used when the dynamics of body been considered.</text:span></text:p>
      <text:p text:style-name="P3">- <text:span text:style-name="T2">Each airfoil can make an average equivalent force acting on body on x and z axis according to Roll and Pitch motion characteristics.</text:span></text:p>
      <text:p text:style-name="P3">- <text:span text:style-name="T2">Airfoil be exposed to air friction proportional to its velocity square and normal surface area which is controlled by roll and pitch angles.</text:span><text:bookmark-end text:name="__DdeLink__0_3659542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9:04:09.547971043</meta:creation-date>
    <dc:date>2017-11-20T15:24:42.345980002</dc:date>
    <meta:editing-duration>PT1H50M57S</meta:editing-duration>
    <meta:editing-cycles>3</meta:editing-cycles>
    <meta:generator>LibreOffice/5.1.6.2$Linux_X86_64 LibreOffice_project/10m0$Build-2</meta:generator>
    <meta:document-statistic meta:table-count="0" meta:image-count="0" meta:object-count="0" meta:page-count="1" meta:paragraph-count="12" meta:word-count="289" meta:character-count="1663" meta:non-whitespace-character-count="1385"/>
  </office:meta>
</office:document-meta>
</file>